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BET Front End</text:p>
      <text:p text:style-name="P1">User Stories for Sprint 1</text:p>
      <text:p text:style-name="P1"/>
      <text:p text:style-name="P1">1. I want a clickable webpage that displays the list of ABET-accredited courses that the user teaches.</text:p>
      <text:p text:style-name="P1"/>
      <text:p text:style-name="P1">2. I want a clickable page that displays the list of outcomes for each of the courses that the user teaches.</text:p>
      <text:p text:style-name="P1"/>
      <text:p text:style-name="P1">3. I want a form that fetches the information I previously clicked on and allows me to input information about each ABET outcome.</text:p>
      <text:p text:style-name="P1"/>
      <text:p text:style-name="P1">4. I want a temporary color scheme other than the default one provided by mean.j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